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8.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[.G8]*[.B8]" office:value-type="currency" office:currency="GBP" office:value="1.71" calcext:value-type="currency">
            <text:p>£1.71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0]*[.B10]" office:value-type="currency" office:currency="GBP" office:value="2" calcext:value-type="currency">
            <text:p>£2.0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2" calcext:value-type="currency">
            <text:p>£2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1]*[.B11]" office:value-type="currency" office:currency="GBP" office:value="3.2" calcext:value-type="currency">
            <text:p>£3.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3.2" calcext:value-type="currency">
            <text:p>£3.2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4]*[.B14]" office:value-type="currency" office:currency="GBP" office:value="0.0701" calcext:value-type="currency">
            <text:p>£0.07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701" calcext:value-type="currency">
            <text:p>£0.070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6]*[.B16]" office:value-type="currency" office:currency="GBP" office:value="0.24" calcext:value-type="currency">
            <text:p>£0.24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7]*[.B17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20]*[.B20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1]*[.B21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[.G22]*[.B22]" office:value-type="currency" office:currency="GBP" office:value="0.264" calcext:value-type="currency">
            <text:p>£0.26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3]*[.B23]" office:value-type="currency" office:currency="GBP" office:value="0.06" calcext:value-type="currency">
            <text:p>£0.06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" calcext:value-type="currency">
            <text:p>£0.06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4]*[.B24]" office:value-type="currency" office:currency="GBP" office:value="0.068" calcext:value-type="currency">
            <text:p>£0.07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8" calcext:value-type="currency">
            <text:p>£0.068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7]*[.B27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28]*[.B28]" office:value-type="currency" office:currency="GBP" office:value="0.0248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0]*[.B30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1]*[.B31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3]*[.B33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4]*[.B34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5]*[.B35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0]*[.B40]" office:value-type="currency" office:currency="GBP" office:value="0.014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0144" office:value-type="currency" office:currency="GBP" office:value="0.0144" calcext:value-type="currency">
            <text:p>£0.01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1]*[.B41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2]*[.B42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825S-330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45" calcext:value-type="currency">
            <text:p>£0.45</text:p>
          </table:table-cell>
          <table:table-cell table:style-name="ce4"/>
          <table:table-cell table:style-name="ce4" office:value-type="float" office:value="1578404" calcext:value-type="float">
            <text:p>1578404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" calcext:value-type="currency">
            <text:p>£0.45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TC1262-3.3V (1852182) also supported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07 or other PNP, BC557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7]*[.B47]" office:value-type="currency" office:currency="GBP" office:value="0.0401" calcext:value-type="currency">
            <text:p>£0.04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37 or other NPN,BC547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48]*[.B48]" office:value-type="currency" office:currency="GBP" office:value="0.0802" calcext:value-type="currency">
            <text:p>£0.08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9]*[.B49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0]*[.B50]" office:value-type="currency" office:currency="GBP" office:value="0.00624" calcext:value-type="currency">
            <text:p>£0.01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1]*[.B51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2]*[.B52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3]*[.B53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4]*[.B54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55]*[.B55]" office:value-type="currency" office:currency="GBP" office:value="0.0124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6]*[.B56]" office:value-type="currency" office:currency="GBP" office:value="0.136" calcext:value-type="currency">
            <text:p>£0.14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34" calcext:value-type="currency">
            <text:p>£0.03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string" calcext:value-type="string">
            <text:p>pack of 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7]*[.B57]" office:value-type="currency" office:currency="GBP" office:value="0.0812" calcext:value-type="currency">
            <text:p>£0.08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8]*[.B58]" office:value-type="currency" office:currency="GBP" office:value="1.99" calcext:value-type="currency">
            <text:p>£1.99</text:p>
          </table:table-cell>
          <table:table-cell table:style-name="ce4" table:number-columns-repeated="2"/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1.99" calcext:value-type="currency">
            <text:p>£1.99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7:.C58])" office:value-type="currency" office:currency="GBP" office:value="2.37742" calcext:value-type="currency">
            <text:p>£2.38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58])" office:value-type="currency" office:currency="GBP" office:value="16.51722" calcext:value-type="currency">
            <text:p>£16.52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6]*[.G66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67]*[.B67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68]*[.B68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6" table:formula="of:=SUM([.C66:.C68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62]+[.C61]+[.C69])" office:value-type="currency" office:currency="GBP" office:value="53.2673533333333" calcext:value-type="currency">
            <text:p>£53.27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 table:formula="of:=[.C61]+[.C62]" office:value-type="currency" office:currency="GBP" office:value="45.4505533333333" calcext:value-type="currency">
            <text:p>£45.45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 table:number-rows-repeated="3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3:23:06.75049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5.1.4.2$Linux_X86_64 LibreOffice_project/10m0$Build-2</meta:generator>
    <dc:date>2017-03-01T13:29:49.246127628</dc:date>
    <meta:editing-duration>P2DT1H21M</meta:editing-duration>
    <meta:editing-cycles>59</meta:editing-cycles>
    <meta:document-statistic meta:table-count="1" meta:cell-count="407" meta:object-count="0"/>
  </office:meta>
</office:document-meta>
</file>